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8fe8" officeooo:paragraph-rsid="001f8fe8"/>
    </style:style>
    <style:style style:name="P2" style:family="paragraph" style:parent-style-name="Standard">
      <style:text-properties fo:language="ru" fo:country="RU" officeooo:rsid="0020370f" officeooo:paragraph-rsid="0020370f"/>
    </style:style>
    <style:style style:name="P3" style:family="paragraph" style:parent-style-name="Standard">
      <style:text-properties fo:language="ru" fo:country="RU" officeooo:rsid="00205d49" officeooo:paragraph-rsid="00205d49"/>
    </style:style>
    <style:style style:name="P4" style:family="paragraph" style:parent-style-name="Standard">
      <style:text-properties fo:language="ru" fo:country="RU" fo:font-weight="bold" officeooo:rsid="00205d49" officeooo:paragraph-rsid="00205d49" style:font-weight-asian="bold" style:font-weight-complex="bold"/>
    </style:style>
    <style:style style:name="P5" style:family="paragraph" style:parent-style-name="Standard">
      <style:text-properties fo:language="en" fo:country="US" officeooo:rsid="00205d49" officeooo:paragraph-rsid="00205d4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656d"/>
    </style:style>
    <style:style style:name="T3" style:family="text">
      <style:text-properties officeooo:rsid="0020370f"/>
    </style:style>
    <style:style style:name="T4" style:family="text">
      <style:text-properties officeooo:rsid="00216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Когда я читал книгу </text:span>Бьерна Страуструпа <text:span text:style-name="T1">”</text:span>Язык программирования <text:span text:style-name="T1">C</text:span>++<text:span text:style-name="T1">”, </text:span>то очень удивился тому, что буквально на первых 10-ти страницах после предисловия, уже очень быстро и скомкано было рассказано про половину всего о языке, а уже с 11-й страницы, рассказывалось про шаблоны... </text:p>
      <text:p text:style-name="P2">Я вчитывался в каждую строчку. Пытался понять что к чему и думал: «Если сейчас за 20 страниц, я прочитаю про весь язык, то о чём же остальные 800 страниц книги?»</text:p>
      <text:p text:style-name="P2"/>
      <text:p text:style-name="P2">Как оказалось, эти первые 20 страниц были лишь возможностью сделать краткий обзор языка, а не рассказать что к чему. После, этот подход мне безумно понравился. И я хочу применить его в этой статье, для того, чтобы «те кто в теме» не тратили время на чтение мемуаров, а новички – смогли прочитать все детали ниже по тексту. <text:s/></text:p>
      <text:p text:style-name="P2"/>
      <text:p text:style-name="P2"/>
      <text:p text:style-name="P4">О чем написать:</text:p>
      <text:p text:style-name="P3"/>
      <text:p text:style-name="P3">Типы <text:span text:style-name="T1">PageObject</text:span></text:p>
      <text:p text:style-name="P3"><text:span text:style-name="T1"><text:tab/>Custom – property</text:span></text:p>
      <text:p text:style-name="P3"><text:span text:style-name="T1"><text:tab/>WebDriver Support</text:span></text:p>
      <text:p text:style-name="P3"><text:span text:style-name="T1"><text:tab/><text:tab/></text:span>Ленивая инициализация</text:p>
      <text:p text:style-name="P3"><text:span text:style-name="T1"><text:tab/></text:span>Свой вариант </text:p>
      <text:p text:style-name="P3">Не только в <text:span text:style-name="T1">WebDriver. </text:span><text:span text:style-name="T4">Показать пример на </text:span><text:span text:style-name="T2">White</text:span></text:p>
      <text:p text:style-name="P3">Концепуция: <text:span text:style-name="T1">Service oriented</text:span></text:p>
      <text:p text:style-name="P3"><text:span text:style-name="T1"/></text:p>
      <text:p text:style-name="P3">Практики: </text:p>
      <text:p text:style-name="P3"><text:tab/>Действие возвращает пейджобжект </text:p>
      <text:p text:style-name="P3"><text:tab/>Отдельный метод для заполения поля (<text:a xlink:type="simple" xlink:href="https://groups.google.com/forum/m/#!topic/selenium-users/BL87sDk6TTY">https://groups.google.com/forum/m/#!topic/selenium-users/BL87sDk6TTY</text:a>)</text:p>
      <text:p text:style-name="P3"><text:tab/>Использование <text:span text:style-name="T1">DTO </text:span>для заполнения целой формы</text:p>
      <text:p text:style-name="P3"/>
      <text:p text:style-name="P3">Наследование и аггрегация</text:p>
      <text:p text:style-name="P3"><text:tab/>Когда лучше наследование </text:p>
      <text:p text:style-name="P3"><text:tab/>Когда лучше аггрегация</text:p>
      <text:p text:style-name="P3"/>
      <text:p text:style-name="P5">SWD Page Recorder </text:p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1T18:30:24.644000000</meta:creation-date>
    <dc:date>2014-02-02T00:28:56.360000000</dc:date>
    <meta:editing-duration>PT10M38S</meta:editing-duration>
    <meta:editing-cycles>3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20" meta:word-count="178" meta:character-count="1226" meta:non-whitespace-character-count="1046"/>
  </office:meta>
</office:document-meta>
</file>